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officeooo:paragraph-rsid="00023ce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fo:color="#000000" loext:opacity="100%" officeooo:rsid="00023ceb" officeooo:paragraph-rsid="00023ce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fo:color="#000000" loext:opacity="100%" officeooo:rsid="00023ceb" officeooo:paragraph-rsid="000314b6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officeooo:paragraph-rsid="000314b6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officeooo:rsid="000314b6" officeooo:paragraph-rsid="000314b6"/>
    </style:style>
    <style:style style:name="T1" style:family="text">
      <style:text-properties officeooo:rsid="00023c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14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nsieur </text:span>le Procureur de la République : <text:s/>Cyril Lacombe</text:p>
      <text:p text:style-name="P2">Palais de justice des Feuillants Tribunal judiciaire </text:p>
      <text:p text:style-name="P2"/>
      <text:p text:style-name="P2">4 bd du Maréchal de Lattre de Tassigny</text:p>
      <text:p text:style-name="P2">CS30527 86000 POITIERS</text:p>
      <text:p text:style-name="P7">FRANCE</text:p>
      <text:p text:style-name="P3"/>
      <text:p text:style-name="P4">Monsieur Sébastien Debiais Gao</text:p>
      <text:p text:style-name="P4"><text:a xlink:type="simple" xlink:href="mailto:gao0309@gmail.com" text:style-name="Internet_20_link" text:visited-style-name="Visited_20_Internet_20_Link">gao0309@gmail.com</text:a></text:p>
      <text:p text:style-name="P5">06 36 20 92 98</text:p>
      <text:p text:style-name="P5"/>
      <text:p text:style-name="P4">6 rue Roland Garros</text:p>
      <text:p text:style-name="P4">86000 Poitiers</text:p>
      <text:p text:style-name="P4">Appartement 606</text:p>
      <text:p text:style-name="P3"/>
      <text:p text:style-name="P3"/>
      <text:p text:style-name="P3"/>
      <text:p text:style-name="P3">Le <text:s/><text:span text:style-name="T1">03 / 03 / 2023</text:span></text:p>
      <text:p text:style-name="P3"/>
      <text:p text:style-name="P3"/>
      <text:p text:style-name="P3"><text:span text:style-name="T2">Objet</text:span> : plainte pour violation de mes droits de propriété intellectuelle <text:span text:style-name="T1">du domaine public</text:span></text:p>
      <text:p text:style-name="P3"/>
      <text:p text:style-name="P3"/>
      <text:p text:style-name="P3">Monsieur le Procureur de la République : <text:s/>Cyril Lacombe</text:p>
      <text:p text:style-name="P3"/>
      <text:p text:style-name="P2"><text:span text:style-name="T1">L’année précédente</text:span>, j'ai constaté que Monsieur <text:span text:style-name="T1">Frédéric Boyer a</text:span> publié un livre s'intitulant :</text:p>
      <text:p text:style-name="P6"><text:span text:style-name="T1">ÉVANGILE, nouvelle traduction, Gallimard, </text:span><text:span text:style-name="T3">(ISBN 978-207-297-467-0)</text:span></text:p>
      <text:p text:style-name="P6">dans lequel se trouvent des parties du livre s'intitulant :</text:p>
      <text:p text:style-name="P6"><text:span text:style-name="T1">Nouvelle Disposition, </text:span><text:span text:style-name="T3">mot à mot,</text:span><text:span text:style-name="T1"> </text:span><text:span text:style-name="T3">(ISBN 979-884-859-558-1) </text:span></text:p>
      <text:p text:style-name="P6">que j'ai rédigé et qui est diffusé d<text:span text:style-name="T3">éjà depuis</text:span><text:span text:style-name="T1"> 2020 </text:span><text:span text:style-name="T3">sur mon site</text:span><text:span text:style-name="T1"> </text:span><text:a xlink:type="simple" xlink:href="https://nouveautestament.github.io/" text:style-name="Internet_20_link" text:visited-style-name="Visited_20_Internet_20_Link"><text:span text:style-name="T1">nouveautestament.github.io</text:span></text:a></text:p>
      <text:p text:style-name="P6"><text:span text:style-name="T1">et sur Amazon</text:span>.</text:p>
      <text:p text:style-name="P2"/>
      <text:p text:style-name="P3"><text:span text:style-name="T3">J</text:span>e suis <text:span text:style-name="T1">dé</text:span>conduit à déposer plainte auprès de vos services pour violation de mes droits<text:span text:style-name="T3">.</text:span></text:p>
      <text:p text:style-name="P7">J’ai jugé juste dans ma conscience de déposer plainte.</text:p>
      <text:p text:style-name="P3"/>
      <text:p text:style-name="P3">Je vous adresse ci-joint les documents <text:span text:style-name="T3">approuvants plagiat.</text:span></text:p>
      <text:p text:style-name="P3"/>
      <text:p text:style-name="P2">En vous <text:span text:style-name="T3">pré-</text:span>remerciant sincèrement pour vo<text:span text:style-name="T3">tre</text:span> <text:span text:style-name="T3">temps en </text:span>cette affaire, je vous prie d'agréer, Monsieur Cyril Lacombe le Procureur de la République, </text:p>
      <text:p text:style-name="P2">l'expression de mes sentiments respectueux.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2:22:58.761000000</meta:creation-date>
    <dc:date>2023-03-03T16:08:17.852000000</dc:date>
    <meta:editing-duration>PT3H45M1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5" meta:word-count="188" meta:character-count="1219" meta:non-whitespace-character-count="1050"/>
  </office:meta>
</office:document-meta>
</file>